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ad7" officeooo:paragraph-rsid="00115a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MAIN*/</text:p>
      <text:p text:style-name="P1"/>
      <text:p text:style-name="P1">package drone;</text:p>
      <text:p text:style-name="P1">public class Drone {</text:p>
      <text:p text:style-name="P1"><text:s text:c="4"/>public static void main(String[] args) {</text:p>
      <text:p text:style-name="P1"><text:s text:c="8"/>droneClass drone1, drone2, drone3, drone4;</text:p>
      <text:p text:style-name="P1"><text:s text:c="8"/>drone1 = new droneClass("Hubsan", "X4 mini", 4, "SD", 10, 10, 7, 150); </text:p>
      <text:p text:style-name="P1"><text:s text:c="8"/>drone2 = new droneClass("Hubsan", "H501S X4 FPV", 4, "HD", 12, 12, 20, 1000); </text:p>
      <text:p text:style-name="P1"><text:s text:c="8"/>drone3 = new droneClass("DJI", "Mavic Pro", 4, "UHD", 16, 16, 27, 13000); </text:p>
      <text:p text:style-name="P1"><text:s text:c="8"/>drone4 = new droneClass("DJI", "Spreading Wings", 8, "SUHD", 16, 16, 15, 13000); </text:p>
      <text:p text:style-name="P1"><text:s text:c="6"/></text:p>
      <text:p text:style-name="P1"><text:s text:c="8"/>drone1.imprime_estados();</text:p>
      <text:p text:style-name="P1"><text:s text:c="8"/>drone2.imprime_estados();</text:p>
      <text:p text:style-name="P1"><text:s text:c="8"/>drone3.imprime_estados();</text:p>
      <text:p text:style-name="P1"><text:s text:c="8"/>drone4.imprime_estados();</text:p>
      <text:p text:style-name="P1"><text:s text:c="4"/>}</text:p>
      <text:p text:style-name="P1">}</text:p>
      <text:p text:style-name="P1"/>
      <text:p text:style-name="P1">/*Classe drone*/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drone;</text:p>
      <text:p text:style-name="P1"/>
      <text:p text:style-name="P1">/**</text:p>
      <text:p text:style-name="P1"><text:s/>*</text:p>
      <text:p text:style-name="P1"><text:s/>* @author matheusroberto</text:p>
      <text:p text:style-name="P1"><text:s/>*/</text:p>
      <text:p text:style-name="P1">public class droneClass {</text:p>
      <text:p text:style-name="P1"><text:s text:c="4"/>int n_de_helices;</text:p>
      <text:p text:style-name="P1"><text:s text:c="4"/>String marca;</text:p>
      <text:p text:style-name="P1"><text:s text:c="4"/>String modelo;</text:p>
      <text:p text:style-name="P1"><text:s text:c="4"/>String camera;</text:p>
      <text:p text:style-name="P1"><text:s text:c="4"/>int vel_vert;</text:p>
      <text:p text:style-name="P1"><text:s text:c="4"/>int vel_hor;</text:p>
      <text:p text:style-name="P1"><text:s text:c="4"/>int vel_vert_max;</text:p>
      <text:p text:style-name="P1"><text:s text:c="4"/>int vel_hor_max;</text:p>
      <text:p text:style-name="P1"><text:s text:c="4"/>int autonomia_bateria;</text:p>
      <text:p text:style-name="P1"><text:s text:c="4"/>int distancia_max;</text:p>
      <text:p text:style-name="P1"><text:s text:c="4"/>boolean estado_camera;</text:p>
      <text:p text:style-name="P1"><text:s text:c="12"/></text:p>
      <text:p text:style-name="P1"><text:s text:c="4"/>public droneClass(){};</text:p>
      <text:p text:style-name="P1"><text:s text:c="4"/></text:p>
      <text:p text:style-name="P1"><text:s text:c="4"/>public void aumentar_vel_vertical(){</text:p>
      <text:p text:style-name="P1"><text:s text:c="8"/>if(vel_vert&lt;vel_vert_max){</text:p>
      <text:p text:style-name="P1"><text:s text:c="12"/>vel_vert++;</text:p>
      <text:p text:style-name="P1"><text:s text:c="8"/>}</text:p>
      <text:p text:style-name="P1"><text:s text:c="4"/>}</text:p>
      <text:p text:style-name="P1"><text:s text:c="4"/></text:p>
      <text:p text:style-name="P1"><text:soft-page-break/><text:s text:c="4"/>public void diminuir_vel_vertical(){</text:p>
      <text:p text:style-name="P1"><text:s text:c="8"/>if(vel_vert&gt;0){</text:p>
      <text:p text:style-name="P1"><text:s text:c="12"/>vel_vert--;</text:p>
      <text:p text:style-name="P1"><text:s text:c="8"/>}</text:p>
      <text:p text:style-name="P1"><text:s text:c="4"/>}</text:p>
      <text:p text:style-name="P1"/>
      <text:p text:style-name="P1"><text:s text:c="4"/>public void aumentar_vel_horizontal(){</text:p>
      <text:p text:style-name="P1"><text:s text:c="8"/>if(vel_hor&lt;vel_hor_max){</text:p>
      <text:p text:style-name="P1"><text:s text:c="12"/>vel_hor++;</text:p>
      <text:p text:style-name="P1"><text:s text:c="8"/>}</text:p>
      <text:p text:style-name="P1"><text:s text:c="4"/>}</text:p>
      <text:p text:style-name="P1"/>
      <text:p text:style-name="P1"><text:s text:c="4"/>public void diminuir_vel_horizontal(){</text:p>
      <text:p text:style-name="P1"><text:s text:c="8"/>if(vel_hor&gt;0){</text:p>
      <text:p text:style-name="P1"><text:s text:c="12"/>vel_hor--;</text:p>
      <text:p text:style-name="P1"><text:s text:c="8"/>}</text:p>
      <text:p text:style-name="P1"><text:s text:c="4"/>} <text:s text:c="3"/></text:p>
      <text:p text:style-name="P1"><text:s text:c="4"/></text:p>
      <text:p text:style-name="P1"><text:s text:c="4"/>public boolean iniciar_interromper_gravacao(){</text:p>
      <text:p text:style-name="P1"><text:s text:c="8"/>estado_camera = !estado_camera;</text:p>
      <text:p text:style-name="P1"><text:s text:c="8"/>return estado_camera;</text:p>
      <text:p text:style-name="P1"><text:s text:c="4"/>}</text:p>
      <text:p text:style-name="P1"><text:s text:c="4"/></text:p>
      <text:p text:style-name="P1"><text:s text:c="4"/>public void diminuir_vel_max(){</text:p>
      <text:p text:style-name="P1"><text:s text:c="8"/>if(autonomia_bateria &lt; 5){</text:p>
      <text:p text:style-name="P1"><text:s text:c="12"/>vel_hor_max = vel_hor_max/2;</text:p>
      <text:p text:style-name="P1"><text:s text:c="12"/>vel_vert_max = vel_vert_max/2;</text:p>
      <text:p text:style-name="P1"><text:s text:c="8"/>}</text:p>
      <text:p text:style-name="P1"><text:s text:c="4"/>}</text:p>
      <text:p text:style-name="P1"><text:s text:c="8"/></text:p>
      <text:p text:style-name="P1"><text:s text:c="4"/>public void imprime_estados(){</text:p>
      <text:p text:style-name="P1"><text:s text:c="8"/>System.out.printf("Marca %s\n", marca);</text:p>
      <text:p text:style-name="P1"><text:s text:c="8"/>System.out.printf("Modelo %s\n", modelo); <text:s text:c="7"/></text:p>
      <text:p text:style-name="P1"><text:s text:c="8"/>System.out.printf("Número de hélices = %d\n", n_de_helices);</text:p>
      <text:p text:style-name="P1"><text:s text:c="8"/>System.out.printf("Câmera = %s\n", camera);</text:p>
      <text:p text:style-name="P1"><text:s text:c="8"/>System.out.printf("Vel.vertical.atual = %d m/s\n", vel_vert);</text:p>
      <text:p text:style-name="P1"><text:s text:c="8"/>System.out.printf("Vel.vertical.máx = %d m/s\n", vel_vert_max);</text:p>
      <text:p text:style-name="P1"><text:s text:c="8"/>System.out.printf("Vel.horizontal.atual = %d m/s\n", vel_hor); <text:s text:c="7"/></text:p>
      <text:p text:style-name="P1"><text:s text:c="8"/>System.out.printf("Vel.horizontal.máx = %d m/s\n", vel_hor_max);</text:p>
      <text:p text:style-name="P1"><text:s text:c="8"/>System.out.printf("Autonomia bateria = %d minutos\n", autonomia_bateria);</text:p>
      <text:p text:style-name="P1"><text:s text:c="8"/>System.out.printf("Distância máxima = %d metros\n", distancia_max);</text:p>
      <text:p text:style-name="P1"><text:s text:c="8"/>if(estado_camera == false){</text:p>
      <text:p text:style-name="P1"><text:s text:c="8"/>System.out.printf("Estado da camera = Desligada\n"); <text:s text:c="11"/></text:p>
      <text:p text:style-name="P1"><text:s text:c="8"/>}</text:p>
      <text:p text:style-name="P1"><text:s text:c="8"/>else{</text:p>
      <text:p text:style-name="P1"><text:s text:c="8"/>System.out.printf("Estado da camera = Ligada\n"); <text:s text:c="11"/></text:p>
      <text:p text:style-name="P1"><text:s text:c="8"/>}</text:p>
      <text:p text:style-name="P1"><text:s text:c="8"/>System.out.println("");</text:p>
      <text:p text:style-name="P1"><text:s text:c="4"/>}</text:p>
      <text:p text:style-name="P1"><text:s text:c="4"/></text:p>
      <text:p text:style-name="P1"><text:s text:c="4"/>public droneClass(String m, String model, int n_hel, String cam, int vel_vert, int vel_hor, int auton, int d){</text:p>
      <text:p text:style-name="P1"><text:soft-page-break/><text:s text:c="8"/>marca = m;</text:p>
      <text:p text:style-name="P1"><text:s text:c="8"/>modelo = model;</text:p>
      <text:p text:style-name="P1"><text:s text:c="8"/>n_de_helices = n_hel;</text:p>
      <text:p text:style-name="P1"><text:s text:c="8"/>camera = cam;</text:p>
      <text:p text:style-name="P1"><text:s text:c="8"/>vel_vert_max = vel_vert;</text:p>
      <text:p text:style-name="P1"><text:s text:c="8"/>vel_hor_max = vel_hor;</text:p>
      <text:p text:style-name="P1"><text:s text:c="8"/>autonomia_bateria = auton;</text:p>
      <text:p text:style-name="P1"><text:s text:c="8"/>distancia_max = d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0:55:06.586688073</meta:creation-date>
    <dc:date>2017-04-07T10:56:13.866156466</dc:date>
    <meta:editing-duration>PT1M7S</meta:editing-duration>
    <meta:editing-cycles>1</meta:editing-cycles>
    <meta:document-statistic meta:table-count="0" meta:image-count="0" meta:object-count="0" meta:page-count="3" meta:paragraph-count="107" meta:word-count="308" meta:character-count="3164" meta:non-whitespace-character-count="2296"/>
    <meta:generator>LibreOffice/5.1.6.2$Linux_X86_64 LibreOffice_project/10m0$Build-2</meta:generator>
  </office:meta>
</office:document-meta>
</file>